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ebTestCaller.getTestClassInstance( String theClassName , String theWrappedClassName , String theTestCas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AbstractWebTestCaller.doTe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bstractWebTestCaller.getTestClassConstructor( Class theTes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WebTestCaller.getTestMethod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WebTestCaller.isAuto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WebTestCaller.doGetResul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bstractWebTestCaller.getWrappedTestClass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WebTestCaller.getTestClassClass( String the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WebTestCaller.doGe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WebTestCaller.AbstractWebTestCaller( WebImplicitObjects the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TestCaller.doCreateS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WebTestCaller.doRun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WebTestCaller.getTestClass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